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1.64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/>
    <style:style style:name="ce3" style:family="table-cell" style:parent-style-name="Default" style:data-style-name="N61">
      <style:table-cell-properties fo:wrap-option="wrap" style:vertical-align="automatic"/>
    </style:style>
    <style:style style:name="ce4" style:family="table-cell" style:parent-style-name="Default" style:data-style-name="N61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106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PX4_load_cal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3" table:number-columns-repeated="6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6" table:default-cell-style-name="ce2"/>
        <table:table-column table:style-name="co3" table:number-columns-repeated="1004" table:default-cell-style-name="ce2"/>
        <table:table-row table:style-name="ro1">
          <table:table-cell table:style-name="ce1"/>
          <table:table-cell table:style-name="ce1" office:value-type="string">
            <text:p>Update Rate</text:p>
          </table:table-cell>
          <table:table-cell table:style-name="ce1" office:value-type="string">
            <text:p>Mul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Sqrt</text:p>
          </table:table-cell>
          <table:table-cell table:style-name="ce1"/>
          <table:table-cell table:style-name="ce6" office:value-type="string" table:number-columns-spanned="5" table:number-rows-spanned="1">
            <text:p>average time required per second</text:p>
          </table:table-cell>
          <table:covered-table-cell table:number-columns-repeated="4"/>
          <table:table-cell table:style-name="ce1"/>
          <table:table-cell table:style-name="ce6" office:value-type="string" table:number-columns-spanned="6" table:number-rows-spanned="1">
            <text:p>time <text:s/>required per update</text:p>
          </table:table-cell>
          <table:covered-table-cell table:number-columns-repeated="5"/>
          <table:table-cell table:style-name="ce1" table:number-columns-repeated="1004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office:value-type="string">
            <text:p>time per operation</text:p>
          </table:table-cell>
          <table:table-cell table:number-columns-repeated="2" table:style-name="ce3" office:value-type="float" office:value="0.00000005">
            <text:p>5.00E-08</text:p>
          </table:table-cell>
          <table:table-cell table:style-name="ce3" office:value-type="float" office:value="0.00000014">
            <text:p>1.40E-07</text:p>
          </table:table-cell>
          <table:table-cell table:number-columns-repeated="2" table:style-name="ce3" office:value-type="float" office:value="0.00000005">
            <text:p>5.00E-08</text:p>
          </table:table-cell>
          <table:table-cell table:style-name="ce3" office:value-type="float" office:value="0.00000555">
            <text:p>5.55E-06</text:p>
          </table:table-cell>
          <table:table-cell table:style-name="ce3"/>
          <table:table-cell table:style-name="ce1" office:value-type="string">
            <text:p>Mul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Sqrt</text:p>
          </table:table-cell>
          <table:table-cell table:style-name="ce1"/>
          <table:table-cell table:style-name="ce1" office:value-type="string">
            <text:p>Mul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Sqrt</text:p>
          </table:table-cell>
          <table:table-cell table:style-name="ce1" office:value-type="string">
            <text:p>Combined</text:p>
          </table:table-cell>
          <table:table-cell table:style-name="ce1" table:number-columns-repeated="1004"/>
        </table:table-row>
        <table:table-row table:style-name="ro2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 office:value-type="string">
            <text:p>Cov Prediction</text:p>
          </table:table-cell>
          <table:table-cell office:value-type="float" office:value="100">
            <text:p>100</text:p>
          </table:table-cell>
          <table:table-cell office:value-type="float" office:value="4814">
            <text:p>4814</text:p>
          </table:table-cell>
          <table:table-cell office:value-type="float" office:value="344">
            <text:p>344</text:p>
          </table:table-cell>
          <table:table-cell office:value-type="float" office:value="3433">
            <text:p>3433</text:p>
          </table:table-cell>
          <table:table-cell office:value-type="float" office:value="1320">
            <text:p>1320</text:p>
          </table:table-cell>
          <table:table-cell/>
          <table:table-cell/>
          <table:table-cell table:formula="of:=[.$B5]*[.C5]*0.00000005" office:value-type="float" office:value="0.02407">
            <text:p>0.02407</text:p>
          </table:table-cell>
          <table:table-cell table:formula="of:=[.$B5]*[.D5]*0.00000014" office:value-type="float" office:value="0.004816">
            <text:p>0.004816</text:p>
          </table:table-cell>
          <table:table-cell table:formula="of:=[.$B5]*[.E5]*0.00000005" office:value-type="float" office:value="0.017165">
            <text:p>0.017165</text:p>
          </table:table-cell>
          <table:table-cell table:formula="of:=[.$B5]*[.F5]*0.00000005" office:value-type="float" office:value="0.0066">
            <text:p>0.0066</text:p>
          </table:table-cell>
          <table:table-cell table:formula="of:=[.$B5]*[.G5]*0.00000555" office:value-type="float" office:value="0">
            <text:p>0</text:p>
          </table:table-cell>
          <table:table-cell/>
          <table:table-cell table:formula="of:=0.00000005*[.C5]" office:value-type="float" office:value="0.0002407">
            <text:p>0.0002407</text:p>
          </table:table-cell>
          <table:table-cell table:formula="of:=0.00000014*[.D5]" office:value-type="float" office:value="0.00004816">
            <text:p>0.00004816</text:p>
          </table:table-cell>
          <table:table-cell table:formula="of:=0.00000005*[.E5]" office:value-type="float" office:value="0.00017165">
            <text:p>0.00017165</text:p>
          </table:table-cell>
          <table:table-cell table:formula="of:=0.00000005*[.F5]" office:value-type="float" office:value="0.000066">
            <text:p>0.000066</text:p>
          </table:table-cell>
          <table:table-cell table:formula="of:=0.00000555*[.G5]" office:value-type="float" office:value="0">
            <text:p>0</text:p>
          </table:table-cell>
          <table:table-cell table:formula="of:=SUM([.O5:.R5])" office:value-type="float" office:value="0.00052651">
            <text:p>0.00052651</text:p>
          </table:table-cell>
          <table:table-cell table:number-columns-repeated="1004"/>
        </table:table-row>
        <table:table-row table:style-name="ro2">
          <table:table-cell office:value-type="string">
            <text:p>Pos Fusion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312">
            <text:p>2312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/>
          <table:table-cell table:formula="of:=[.$B6]*[.C6]*0.00000005" office:value-type="float" office:value="0.00005">
            <text:p>0.00005</text:p>
          </table:table-cell>
          <table:table-cell table:formula="of:=[.$B6]*[.D6]*0.00000014" office:value-type="float" office:value="0.0000021">
            <text:p>0.0000021</text:p>
          </table:table-cell>
          <table:table-cell table:formula="of:=[.$B6]*[.E6]*0.00000005" office:value-type="float" office:value="0.000578">
            <text:p>0.000578</text:p>
          </table:table-cell>
          <table:table-cell table:formula="of:=[.$B6]*[.F6]*0.00000005" office:value-type="float" office:value="0.0003">
            <text:p>0.0003</text:p>
          </table:table-cell>
          <table:table-cell table:formula="of:=[.$B6]*[.G6]*0.00000555" office:value-type="float" office:value="0.0000555">
            <text:p>0.0000555</text:p>
          </table:table-cell>
          <table:table-cell/>
          <table:table-cell table:formula="of:=0.00000005*[.C6]" office:value-type="float" office:value="0.00001">
            <text:p>0.00001</text:p>
          </table:table-cell>
          <table:table-cell table:formula="of:=0.00000014*[.D6]" office:value-type="float" office:value="0.00000042">
            <text:p>0.00000042</text:p>
          </table:table-cell>
          <table:table-cell table:formula="of:=0.00000005*[.E6]" office:value-type="float" office:value="0.0001156">
            <text:p>0.0001156</text:p>
          </table:table-cell>
          <table:table-cell table:formula="of:=0.00000005*[.F6]" office:value-type="float" office:value="0.00006">
            <text:p>0.00006</text:p>
          </table:table-cell>
          <table:table-cell table:formula="of:=0.00000555*[.G6]" office:value-type="float" office:value="0.0000111">
            <text:p>0.0000111</text:p>
          </table:table-cell>
          <table:table-cell table:formula="of:=SUM([.O6:.R6])" office:value-type="float" office:value="0.00018602">
            <text:p>0.00018602</text:p>
          </table:table-cell>
          <table:table-cell table:number-columns-repeated="1004"/>
        </table:table-row>
        <table:table-row table:style-name="ro2">
          <table:table-cell office:value-type="string">
            <text:p>Hgt fusion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156">
            <text:p>1156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  <table:table-cell table:formula="of:=[.$B7]*[.C7]*0.00000005" office:value-type="float" office:value="0.000025">
            <text:p>0.000025</text:p>
          </table:table-cell>
          <table:table-cell table:formula="of:=[.$B7]*[.D7]*0.00000014" office:value-type="float" office:value="0.0000014">
            <text:p>0.0000014</text:p>
          </table:table-cell>
          <table:table-cell table:formula="of:=[.$B7]*[.E7]*0.00000005" office:value-type="float" office:value="0.000289">
            <text:p>0.000289</text:p>
          </table:table-cell>
          <table:table-cell table:formula="of:=[.$B7]*[.F7]*0.00000005" office:value-type="float" office:value="0.00015">
            <text:p>0.00015</text:p>
          </table:table-cell>
          <table:table-cell table:formula="of:=[.$B7]*[.G7]*0.00000555" office:value-type="float" office:value="0.00002775">
            <text:p>0.00002775</text:p>
          </table:table-cell>
          <table:table-cell/>
          <table:table-cell table:formula="of:=0.00000005*[.C7]" office:value-type="float" office:value="0.000005">
            <text:p>0.000005</text:p>
          </table:table-cell>
          <table:table-cell table:formula="of:=0.00000014*[.D7]" office:value-type="float" office:value="0.00000028">
            <text:p>0.00000028</text:p>
          </table:table-cell>
          <table:table-cell table:formula="of:=0.00000005*[.E7]" office:value-type="float" office:value="0.0000578">
            <text:p>0.0000578</text:p>
          </table:table-cell>
          <table:table-cell table:formula="of:=0.00000005*[.F7]" office:value-type="float" office:value="0.00003">
            <text:p>0.00003</text:p>
          </table:table-cell>
          <table:table-cell table:formula="of:=0.00000555*[.G7]" office:value-type="float" office:value="0.00000555">
            <text:p>0.00000555</text:p>
          </table:table-cell>
          <table:table-cell table:formula="of:=SUM([.O7:.R7])" office:value-type="float" office:value="0.00009308">
            <text:p>0.00009308</text:p>
          </table:table-cell>
          <table:table-cell table:number-columns-repeated="1004"/>
        </table:table-row>
        <table:table-row table:style-name="ro2">
          <table:table-cell office:value-type="string">
            <text:p>Vel Fusion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3468">
            <text:p>3468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/>
          <table:table-cell table:formula="of:=[.$B8]*[.C8]*0.00000005" office:value-type="float" office:value="0.000075">
            <text:p>0.000075</text:p>
          </table:table-cell>
          <table:table-cell table:formula="of:=[.$B8]*[.D8]*0.00000014" office:value-type="float" office:value="0.0000028">
            <text:p>0.0000028</text:p>
          </table:table-cell>
          <table:table-cell table:formula="of:=[.$B8]*[.E8]*0.00000005" office:value-type="float" office:value="0.000867">
            <text:p>0.000867</text:p>
          </table:table-cell>
          <table:table-cell table:formula="of:=[.$B8]*[.F8]*0.00000005" office:value-type="float" office:value="0.00045">
            <text:p>0.00045</text:p>
          </table:table-cell>
          <table:table-cell table:formula="of:=[.$B8]*[.G8]*0.00000555" office:value-type="float" office:value="0.00008325">
            <text:p>0.00008325</text:p>
          </table:table-cell>
          <table:table-cell/>
          <table:table-cell table:formula="of:=0.00000005*[.C8]" office:value-type="float" office:value="0.000015">
            <text:p>0.000015</text:p>
          </table:table-cell>
          <table:table-cell table:formula="of:=0.00000014*[.D8]" office:value-type="float" office:value="0.00000056">
            <text:p>0.00000056</text:p>
          </table:table-cell>
          <table:table-cell table:formula="of:=0.00000005*[.E8]" office:value-type="float" office:value="0.0001734">
            <text:p>0.0001734</text:p>
          </table:table-cell>
          <table:table-cell table:formula="of:=0.00000005*[.F8]" office:value-type="float" office:value="0.00009">
            <text:p>0.00009</text:p>
          </table:table-cell>
          <table:table-cell table:formula="of:=0.00000555*[.G8]" office:value-type="float" office:value="0.00001665">
            <text:p>0.00001665</text:p>
          </table:table-cell>
          <table:table-cell table:formula="of:=SUM([.O8:.R8])" office:value-type="float" office:value="0.00027896">
            <text:p>0.00027896</text:p>
          </table:table-cell>
          <table:table-cell table:number-columns-repeated="1004"/>
        </table:table-row>
        <table:table-row table:style-name="ro3">
          <table:table-cell office:value-type="string">
            <text:p>Mag Fusion</text:p>
          </table:table-cell>
          <table:table-cell office:value-type="float" office:value="10">
            <text:p>10</text:p>
          </table:table-cell>
          <table:table-cell table:formula="of:=1275+23+3*(24*24*10 +24*24)" office:value-type="float" office:value="20306">
            <text:p>20306</text:p>
          </table:table-cell>
          <table:table-cell office:value-type="float" office:value="11">
            <text:p>11</text:p>
          </table:table-cell>
          <table:table-cell table:formula="of:=568 +3*(24*24 +24*24)" office:value-type="float" office:value="4024">
            <text:p>4024</text:p>
          </table:table-cell>
          <table:table-cell table:formula="of:=439 + 3*(24*24)" office:value-type="float" office:value="2167">
            <text:p>2167</text:p>
          </table:table-cell>
          <table:table-cell office:value-type="float" office:value="3">
            <text:p>3</text:p>
          </table:table-cell>
          <table:table-cell/>
          <table:table-cell table:formula="of:=[.$B9]*[.C9]*0.00000005" office:value-type="float" office:value="0.010153">
            <text:p>0.010153</text:p>
          </table:table-cell>
          <table:table-cell table:formula="of:=[.$B9]*[.D9]*0.00000014" office:value-type="float" office:value="0.0000154">
            <text:p>0.0000154</text:p>
          </table:table-cell>
          <table:table-cell table:formula="of:=[.$B9]*[.E9]*0.00000005" office:value-type="float" office:value="0.002012">
            <text:p>0.002012</text:p>
          </table:table-cell>
          <table:table-cell table:formula="of:=[.$B9]*[.F9]*0.00000005" office:value-type="float" office:value="0.0010835">
            <text:p>0.0010835</text:p>
          </table:table-cell>
          <table:table-cell table:formula="of:=[.$B9]*[.G9]*0.00000555" office:value-type="float" office:value="0.0001665">
            <text:p>0.0001665</text:p>
          </table:table-cell>
          <table:table-cell/>
          <table:table-cell table:formula="of:=0.00000005*[.C9]" office:value-type="float" office:value="0.0010153">
            <text:p>0.0010153</text:p>
          </table:table-cell>
          <table:table-cell table:formula="of:=0.00000014*[.D9]" office:value-type="float" office:value="0.00000154">
            <text:p>0.00000154</text:p>
          </table:table-cell>
          <table:table-cell table:formula="of:=0.00000005*[.E9]" office:value-type="float" office:value="0.0002012">
            <text:p>0.0002012</text:p>
          </table:table-cell>
          <table:table-cell table:formula="of:=0.00000005*[.F9]" office:value-type="float" office:value="0.00010835">
            <text:p>0.00010835</text:p>
          </table:table-cell>
          <table:table-cell table:formula="of:=0.00000555*[.G9]" office:value-type="float" office:value="0.00001665">
            <text:p>0.00001665</text:p>
          </table:table-cell>
          <table:table-cell table:formula="of:=SUM([.O9:.R9])" office:value-type="float" office:value="0.00132639">
            <text:p>0.00132639</text:p>
          </table:table-cell>
          <table:table-cell table:number-columns-repeated="1004"/>
        </table:table-row>
        <table:table-row table:style-name="ro2">
          <table:table-cell office:value-type="string">
            <text:p>Airspeed fusion</text:p>
          </table:table-cell>
          <table:table-cell office:value-type="float" office:value="5">
            <text:p>5</text:p>
          </table:table-cell>
          <table:table-cell office:value-type="float" office:value="14652">
            <text:p>14652</text:p>
          </table:table-cell>
          <table:table-cell office:value-type="float" office:value="13">
            <text:p>13</text:p>
          </table:table-cell>
          <table:table-cell office:value-type="float" office:value="39908">
            <text:p>39908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/>
          <table:table-cell table:formula="of:=[.$B10]*[.C10]*0.00000005" office:value-type="float" office:value="0.003663">
            <text:p>0.003663</text:p>
          </table:table-cell>
          <table:table-cell table:formula="of:=[.$B10]*[.D10]*0.00000014" office:value-type="float" office:value="0.0000091">
            <text:p>0.0000091</text:p>
          </table:table-cell>
          <table:table-cell table:formula="of:=[.$B10]*[.E10]*0.00000005" office:value-type="float" office:value="0.009977">
            <text:p>0.009977</text:p>
          </table:table-cell>
          <table:table-cell table:formula="of:=[.$B10]*[.F10]*0.00000005" office:value-type="float" office:value="0.00002375">
            <text:p>0.00002375</text:p>
          </table:table-cell>
          <table:table-cell table:formula="of:=[.$B10]*[.G10]*0.00000555" office:value-type="float" office:value="0.0000555">
            <text:p>0.0000555</text:p>
          </table:table-cell>
          <table:table-cell/>
          <table:table-cell table:formula="of:=0.00000005*[.C10]" office:value-type="float" office:value="0.0007326">
            <text:p>0.0007326</text:p>
          </table:table-cell>
          <table:table-cell table:formula="of:=0.00000014*[.D10]" office:value-type="float" office:value="0.00000182">
            <text:p>0.00000182</text:p>
          </table:table-cell>
          <table:table-cell table:formula="of:=0.00000005*[.E10]" office:value-type="float" office:value="0.0019954">
            <text:p>0.0019954</text:p>
          </table:table-cell>
          <table:table-cell table:formula="of:=0.00000005*[.F10]" office:value-type="float" office:value="0.00000475">
            <text:p>0.00000475</text:p>
          </table:table-cell>
          <table:table-cell table:formula="of:=0.00000555*[.G10]" office:value-type="float" office:value="0.0000111">
            <text:p>0.0000111</text:p>
          </table:table-cell>
          <table:table-cell table:formula="of:=SUM([.O10:.R10])" office:value-type="float" office:value="0.00273457">
            <text:p>0.00273457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7" table:formula="of:=100*SUM([.I5:.M10])" office:value-type="float" office:value="8.276655">
            <text:p>8.3</text:p>
          </table:table-cell>
          <table:table-cell table:style-name="ce5" office:value-type="string">
            <text:p>Estimated Average Load (%)</text:p>
          </table:table-cell>
          <table:table-cell table:number-columns-repeated="9"/>
          <table:table-cell table:style-name="ce5" table:formula="of:=SUM([.T5:.T10])" office:value-type="float" office:value="0.00514553">
            <text:p>0.00514553</text:p>
          </table:table-cell>
          <table:table-cell table:style-name="ce5" office:value-type="string">
            <text:p>Worst case time (sec)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5" office:value-type="string">
            <text:p>FLOPS = </text:p>
          </table:table-cell>
          <table:table-cell table:style-name="ce5" table:formula="of:=SUM([.C17:.G22])" office:value-type="float" office:value="1585315">
            <text:p>158531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[.$B5]*[.C5]" office:value-type="float" office:value="481400">
            <text:p>481400</text:p>
          </table:table-cell>
          <table:table-cell table:formula="of:=[.$B5]*[.D5]" office:value-type="float" office:value="34400">
            <text:p>34400</text:p>
          </table:table-cell>
          <table:table-cell table:formula="of:=[.$B5]*[.E5]" office:value-type="float" office:value="343300">
            <text:p>343300</text:p>
          </table:table-cell>
          <table:table-cell table:formula="of:=[.$B5]*[.F5]" office:value-type="float" office:value="132000">
            <text:p>132000</text:p>
          </table:table-cell>
          <table:table-cell table:formula="of:=[.$B5]*[.G5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formula="of:=[.$B6]*[.C6]" office:value-type="float" office:value="1000">
            <text:p>1000</text:p>
          </table:table-cell>
          <table:table-cell table:formula="of:=[.$B6]*[.D6]" office:value-type="float" office:value="15">
            <text:p>15</text:p>
          </table:table-cell>
          <table:table-cell table:formula="of:=[.$B6]*[.E6]" office:value-type="float" office:value="11560">
            <text:p>11560</text:p>
          </table:table-cell>
          <table:table-cell table:formula="of:=[.$B6]*[.F6]" office:value-type="float" office:value="6000">
            <text:p>6000</text:p>
          </table:table-cell>
          <table:table-cell table:formula="of:=[.$B6]*[.G6]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formula="of:=[.$B7]*[.C7]" office:value-type="float" office:value="500">
            <text:p>500</text:p>
          </table:table-cell>
          <table:table-cell table:formula="of:=[.$B7]*[.D7]" office:value-type="float" office:value="10">
            <text:p>10</text:p>
          </table:table-cell>
          <table:table-cell table:formula="of:=[.$B7]*[.E7]" office:value-type="float" office:value="5780">
            <text:p>5780</text:p>
          </table:table-cell>
          <table:table-cell table:formula="of:=[.$B7]*[.F7]" office:value-type="float" office:value="3000">
            <text:p>3000</text:p>
          </table:table-cell>
          <table:table-cell table:formula="of:=[.$B7]*[.G7]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formula="of:=[.$B8]*[.C8]" office:value-type="float" office:value="1500">
            <text:p>1500</text:p>
          </table:table-cell>
          <table:table-cell table:formula="of:=[.$B8]*[.D8]" office:value-type="float" office:value="20">
            <text:p>20</text:p>
          </table:table-cell>
          <table:table-cell table:formula="of:=[.$B8]*[.E8]" office:value-type="float" office:value="17340">
            <text:p>17340</text:p>
          </table:table-cell>
          <table:table-cell table:formula="of:=[.$B8]*[.F8]" office:value-type="float" office:value="9000">
            <text:p>9000</text:p>
          </table:table-cell>
          <table:table-cell table:formula="of:=[.$B8]*[.G8]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formula="of:=[.$B9]*[.C9]" office:value-type="float" office:value="203060">
            <text:p>203060</text:p>
          </table:table-cell>
          <table:table-cell table:formula="of:=[.$B9]*[.D9]" office:value-type="float" office:value="110">
            <text:p>110</text:p>
          </table:table-cell>
          <table:table-cell table:formula="of:=[.$B9]*[.E9]" office:value-type="float" office:value="40240">
            <text:p>40240</text:p>
          </table:table-cell>
          <table:table-cell table:formula="of:=[.$B9]*[.F9]" office:value-type="float" office:value="21670">
            <text:p>21670</text:p>
          </table:table-cell>
          <table:table-cell table:formula="of:=[.$B9]*[.G9]"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formula="of:=[.$B10]*[.C10]" office:value-type="float" office:value="73260">
            <text:p>73260</text:p>
          </table:table-cell>
          <table:table-cell table:formula="of:=[.$B10]*[.D10]" office:value-type="float" office:value="65">
            <text:p>65</text:p>
          </table:table-cell>
          <table:table-cell table:formula="of:=[.$B10]*[.E10]" office:value-type="float" office:value="199540">
            <text:p>199540</text:p>
          </table:table-cell>
          <table:table-cell table:formula="of:=[.$B10]*[.F10]" office:value-type="float" office:value="475">
            <text:p>475</text:p>
          </table:table-cell>
          <table:table-cell table:formula="of:=[.$B10]*[.G10]" office:value-type="float" office:value="10">
            <text:p>10</text:p>
          </table:table-cell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2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3" table:number-columns-repeated="1024" table:default-cell-style-name="ce2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4/12/2013</text:date>, <text:time>18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RISEBOROUGH, Paul</meta:initial-creator>
    <dc:creator>Paul Riseborough</dc:creator>
    <meta:creation-date>2013-12-03T19:08:48Z</meta:creation-date>
    <dc:date>2013-12-04T18:12:35.56</dc:date>
    <meta:editing-duration>PT36M41S</meta:editing-duration>
    <meta:editing-cycles>2</meta:editing-cycles>
    <meta:document-statistic meta:table-count="3" meta:cell-count="170" meta:object-count="0"/>
  </office:meta>
</office:document-meta>
</file>